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d7fbd"/>
    </style:style>
    <style:style style:name="P2" style:family="paragraph" style:parent-style-name="Preformatted_20_Text">
      <style:text-properties officeooo:paragraph-rsid="001d7fbd"/>
    </style:style>
    <style:style style:name="P3" style:family="paragraph" style:parent-style-name="Preformatted_20_Text">
      <style:text-properties officeooo:rsid="001f5c54" officeooo:paragraph-rsid="001f5c54"/>
    </style:style>
    <style:style style:name="P4" style:family="paragraph" style:parent-style-name="Preformatted_20_Text">
      <style:text-properties officeooo:paragraph-rsid="0020168d"/>
    </style:style>
    <style:style style:name="P5" style:family="paragraph" style:parent-style-name="Preformatted_20_Text">
      <style:text-properties officeooo:paragraph-rsid="0020bde8"/>
    </style:style>
    <style:style style:name="P6" style:family="paragraph" style:parent-style-name="Preformatted_20_Text">
      <style:text-properties officeooo:paragraph-rsid="0022316d"/>
    </style:style>
    <style:style style:name="P7" style:family="paragraph" style:parent-style-name="Preformatted_20_Text">
      <style:paragraph-properties fo:break-before="page"/>
      <style:text-properties officeooo:paragraph-rsid="0022316d"/>
    </style:style>
    <style:style style:name="P8" style:family="paragraph" style:parent-style-name="Preformatted_20_Text">
      <style:paragraph-properties fo:break-before="page"/>
      <style:text-properties officeooo:paragraph-rsid="001d7f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ge 10 – Leçon 25</text:p>
      <text:p text:style-name="P1"/>
      <text:p text:style-name="P1">1. Si vous prenez ce médicament, vous irez mieux.</text:p>
      <text:p text:style-name="P1">この薬を飲んだら、欲になります。</text:p>
      <text:p text:style-name="P1"/>
      <text:p text:style-name="P1">2. Lors des courses, si je n’ai plus assez d’argent, je vais en retirer au distributeur automatique(ATM).</text:p>
      <text:p text:style-name="P1"/>
      <text:p text:style-name="P1"/>
      <text:p text:style-name="P4">3. Si ton portable tombe en panne, que feras-tu ? </text:p>
      <text:p text:style-name="P4"/>
      <text:p text:style-name="P4">- Je vais en acheter un neuf.</text:p>
      <text:p text:style-name="P4">新しいのを買います。</text:p>
      <text:p text:style-name="P4"/>
      <text:p text:style-name="P4"/>
      <text:p text:style-name="P1">4. Si vous avez chaud, allumez la climatisation.</text:p>
      <text:p text:style-name="P1">暑いとき、エアコンをつけてください。</text:p>
      <text:p text:style-name="P1"/>
      <text:p text:style-name="P1"/>
      <text:p text:style-name="P1">5. Dimanche, s’il fait beau, que ferez-vous ?</text:p>
      <text:p text:style-name="P4">日曜日、晴れだったら、なにをしますか？</text:p>
      <text:p text:style-name="P4">いい天気だったら、</text:p>
      <text:p text:style-name="P1"/>
      <text:p text:style-name="P4">6. Dois-je venir aussi demain ? </text:p>
      <text:p text:style-name="P4">明日も来なければなりませんか？</text:p>
      <text:p text:style-name="P4">- Si c’est impossible, venez la semaine prochaine.</text:p>
      <text:p text:style-name="P4">無理だったら、来週、来てください。</text:p>
      <text:p text:style-name="P1"/>
      <text:p text:style-name="P1">7. Dès que vous êtes arrivé(e) à la gare, téléphonez-moi.</text:p>
      <text:p text:style-name="P1">駅についたら、すぐ電話をしてください。</text:p>
      <text:p text:style-name="P1"/>
      <text:p text:style-name="P1">8. Quand j’aurai soixante ans, je quitte le travail.</text:p>
      <text:p text:style-name="P1">６０歳になったら、仕事をやめます。</text:p>
      <text:p text:style-name="P1"/>
      <text:p text:style-name="P5">9. Allez-vous travailler dès la fin de l’université ? </text:p>
      <text:p text:style-name="P5">大学を出たら、すぐ働きますか？</text:p>
      <text:p text:style-name="P5">- Non, j’aimerais voyager dans divers pays pendant un an environ.</text:p>
      <text:p text:style-name="P5">いいえ、一年くらい、いろいろな国を</text:p>
      <text:p text:style-name="P5"/>
      <text:p text:style-name="P1">10. Même si je regarde dans le dictionnaire, je ne comprends pas le sens de ce mot.</text:p>
      <text:p text:style-name="P1">辞書を見ても、このことばの意味がわかりません。</text:p>
      <text:p text:style-name="P1"/>
      <text:p text:style-name="P1">11. Même si je veux aller en voyage, je n’ai pas le temps.</text:p>
      <text:p text:style-name="P1">旅行に行きたくても、時間がありません。</text:p>
      <text:p text:style-name="P1"/>
      <text:p text:style-name="P1">12. Même si on ne chante pas bien, le karaoké est amusant.</text:p>
      <text:p text:style-name="P1">歌が下手でも、カラオケは、楽しいです。</text:p>
      <text:p text:style-name="P1"/>
      <text:p text:style-name="P6">13. Quand il fait chaud, allumez-vous la climatisation ? </text:p>
      <text:p text:style-name="P6">暑いとき、エアコンをつけますか？</text:p>
      <text:p text:style-name="P6">- Non, même s’il fait chaud, je ne l’allume pas. Je pense que ce n’est pas bon pour le corps.</text:p>
      <text:p text:style-name="P6">いいえ、暑くても、つけません。体によくないと思います。</text:p>
      <text:p text:style-name="P6"/>
      <text:p text:style-name="P7">14. Si vous aviez l’occasion, voudriez-vous habiter dans un pays étranger ? </text:p>
      <text:p text:style-name="P6">チャンスがあったら、外国に住みたいですか？</text:p>
      <text:p text:style-name="P6">- Non, même si j’avais l’occasion, je n’aimerais pas y habiter.</text:p>
      <text:p text:style-name="P6">いいえ、チャンスがあっても、住みたくないです。</text:p>
      <text:p text:style-name="P6"/>
      <text:p text:style-name="P6">15. Même quand vous aurez vieilli, voulez-vous travailler ? </text:p>
      <text:p text:style-name="P6">年を取っても、働きたいですか？</text:p>
      <text:p text:style-name="P6">- Non, quand je serai âgé(e), je n’aimerais pas travailler.</text:p>
      <text:p text:style-name="P1">いいえ、年を取ったら、働きたくないです。</text:p>
      <text:p text:style-name="P1"/>
      <text:p text:style-name="P1"/>
      <text:p text:style-name="P1"/>
      <text:p text:style-name="P1">Page 9 – Leçon 22</text:p>
      <text:p text:style-name="P1"/>
      <text:p text:style-name="P1"/>
      <text:p text:style-name="P1">1.Qui est la personne qui porte le kimono là-bas ?</text:p>
      <text:p text:style-name="P1">あの着物を着ている人は、誰ですか？</text:p>
      <text:p text:style-name="P1"/>
      <text:p text:style-name="P1">2.La personne qui porte des chaussures rouges / une cravate verte / des lunettes / un chapeau.</text:p>
      <text:p text:style-name="P1">赤い靴をはいている人・緑のネクタイをしている人・眼鏡をかけている人・帽子をかぶっている人。</text:p>
      <text:p text:style-name="P1"/>
      <text:p text:style-name="P1">3.Connaissez-vous la personne qui est assise à côté de Madame Ii ?</text:p>
      <text:p text:style-name="P1">イイさんの隣の座っている人を知っていますか？</text:p>
      <text:p text:style-name="P1"/>
      <text:p text:style-name="P1">4.L’endroit où mon petit frère est né est Hokkaidô.</text:p>
      <text:p text:style-name="P1">弟が生まれたの所は、北海度です。</text:p>
      <text:p text:style-name="P1"/>
      <text:p text:style-name="P1">5.Où est le lieu où vous avez rencontré votre femme pour la première fois ?</text:p>
      <text:p text:style-name="P1">奥さんに初めて合った所は、どこですか？</text:p>
      <text:p text:style-name="P1"/>
      <text:p text:style-name="P1">6.L’hôpital dans lequel Monsieur Wang travaille se trouve à Kôbe.</text:p>
      <text:p text:style-name="P1">ワンさんが働いている病院は、神戸にあります。</text:p>
      <text:p text:style-name="P1"/>
      <text:p text:style-name="P1">7.Les légumes sont peu chers dans le supermarché dans lequel je fais toujours mes courses.</text:p>
      <text:p text:style-name="P1">いつも買い物するスーパーは、野菜が安いです。</text:p>
      <text:p text:style-name="P1"/>
      <text:p text:style-name="P1"/>
      <text:p text:style-name="P1">8.J’ai perdu le parapluie que j’avais acheté hier.</text:p>
      <text:p text:style-name="P1">昨日買った傘をなくしました。</text:p>
      <text:p text:style-name="P1"/>
      <text:p text:style-name="P1"/>
      <text:p text:style-name="P1">9.Je jette les choses dont je n’ai pas besoin.</text:p>
      <text:p text:style-name="P1">要らない物を捨てます。</text:p>
      <text:p text:style-name="P1"/>
      <text:p text:style-name="P1"/>
      <text:p text:style-name="P1">10.Je veux une maison avec un grand jardin.</text:p>
      <text:p text:style-name="P1">広い庭があるうたが欲しいです。</text:p>
      <text:p text:style-name="P1"/>
      <text:p text:style-name="P1"/>
      <text:p text:style-name="P1">11.J’ai besoin des habits que je vais porter à la fête.</text:p>
      <text:p text:style-name="P1">パーチーで切る服が要ります。</text:p>
      <text:p text:style-name="P1"/>
      <text:p text:style-name="P1"/>
      <text:p text:style-name="P1">12.Aujourd’hui je n’avais pas le temps de déjeuner.</text:p>
      <text:p text:style-name="P1">今日は、昼ごはんを食べる時間がありませんでした。</text:p>
      <text:p text:style-name="P1"/>
      <text:p text:style-name="P1"/>
      <text:p text:style-name="P8">13.Êtes-vous libre demain ? - Non, je dois aller à la mairie </text:p>
      <text:p text:style-name="P1">明日、都合がいいですか？ー　いいえ、市楽章へ行く用事があります。</text:p>
      <text:p text:style-name="P1"/>
      <text:p text:style-name="P1"/>
      <text:p text:style-name="P1">14.Si on allait regarder le foot dimanche ? - Désolé. Dimanche, je dois voir mes amis [*utilisez le mot約束].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5:41:13.097009109</meta:creation-date>
    <dc:date>2021-04-09T16:43:27.773680069</dc:date>
    <meta:editing-duration>PT50M50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3" meta:paragraph-count="70" meta:word-count="1026" meta:character-count="2810" meta:non-whitespace-character-count="2441"/>
  </office:meta>
</office:document-meta>
</file>